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02cm" style:rel-column-width="3862*"/>
    </style:style>
    <style:style style:name="Table1.B" style:family="table-column">
      <style:table-column-properties style:column-width="2.956cm" style:rel-column-width="11396*"/>
    </style:style>
    <style:style style:name="Table1.G" style:family="table-column">
      <style:table-column-properties style:column-width="1.217cm" style:rel-column-width="469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5" style:family="paragraph" style:parent-style-name="Table_20_Contents">
      <style:paragraph-properties fo:line-height="115%" fo:text-align="justify" style:justify-single-word="false"/>
      <style:text-properties officeooo:rsid="0004b980" officeooo:paragraph-rsid="0004b980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7" style:family="paragraph" style:parent-style-name="Standard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fo:font-weight="bold" officeooo:rsid="0004b980" officeooo:paragraph-rsid="0004b980" style:font-weight-asian="bold" style:font-weight-complex="bold"/>
    </style:style>
    <style:style style:name="P11" style:family="paragraph" style:parent-style-name="Table_20_Contents">
      <style:paragraph-properties fo:line-height="115%" fo:text-align="justify" style:justify-single-word="false"/>
    </style:style>
    <style:style style:name="P12" style:family="paragraph" style:parent-style-name="Table_20_Contents">
      <style:paragraph-properties fo:line-height="115%" fo:text-align="justify" style:justify-single-word="false"/>
      <style:text-properties officeooo:paragraph-rsid="0004b980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officeooo:rsid="0004b980" officeooo:paragraph-rsid="0004b980"/>
    </style:style>
    <style:style style:name="P14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P15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9ab06"/>
    </style:style>
    <style:style style:name="P16" style:family="paragraph" style:parent-style-name="Table_20_Contents" style:list-style-name="L1">
      <style:paragraph-properties fo:line-height="115%" fo:text-align="justify" style:justify-single-word="false"/>
      <style:text-properties officeooo:rsid="0009ab06" officeooo:paragraph-rsid="0009ab06"/>
    </style:style>
    <style:style style:name="T1" style:family="text">
      <style:text-properties officeooo:rsid="0004b980"/>
    </style:style>
    <style:style style:name="T2" style:family="text">
      <style:text-properties officeooo:rsid="0009ab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rm PJBL 1</text:p>
      <text:p text:style-name="P2"/>
      <text:p text:style-name="P7">PENGENALAN MASALAH</text:p>
      <text:p text:style-name="P2"/>
      <text:p text:style-name="P3">Kelompok<text:tab/>: <text:span text:style-name="T2">19</text:span></text:p>
      <text:p text:style-name="P3">Mata Kuliah<text:tab/>: <text:span text:style-name="T1">Kecerdasan Buatan</text:span></text:p>
      <text:p text:style-name="P3">Tanggal<text:tab/>: <text:span text:style-name="T2">1 April 2024</text:span></text:p>
      <text:p text:style-name="P3">Topik<text:tab/>: <text:span text:style-name="T2">Optimalisasi Penjadwalan Perkuliahan</text:span></text:p>
      <text:p text:style-name="P2"/>
      <text:p text:style-name="P2">Nama-nama Anggota Kelompok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1">
              <text:list-item>
                <text:p text:style-name="P14"><text:s/><text:span text:style-name="T2">Muhammad</text:span></text:p>
              </text:list-item>
              <text:list-item>
                <text:p text:style-name="P14"><text:s/><text:span text:style-name="T2">Nuh</text:span></text:p>
              </text:list-item>
              <text:list-item>
                <text:p text:style-name="P14"><text:s/><text:span text:style-name="T2">Ibrahim</text:span></text:p>
              </text:list-item>
              <text:list-item>
                <text:p text:style-name="P16">Musa</text:p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15"><text:span text:style-name="T2">Zakaria</text:span></text:p>
              </text:list-item>
              <text:list-item>
                <text:p text:style-name="P15"><text:span text:style-name="T2">Isa</text:span> </text:p>
              </text:list-item>
            </text:list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8">No.</text:p>
          </table:table-cell>
          <table:table-cell table:style-name="Table1.A1" office:value-type="string">
            <text:p text:style-name="P8">Isu Permasalahan</text:p>
          </table:table-cell>
          <table:table-cell table:style-name="Table1.A1" office:value-type="string">
            <text:p text:style-name="P8">Aktual</text:p>
          </table:table-cell>
          <table:table-cell table:style-name="Table1.A1" office:value-type="string">
            <text:p text:style-name="P10">Kekhalayakan</text:p>
          </table:table-cell>
          <table:table-cell table:style-name="Table1.A1" office:value-type="string">
            <text:p text:style-name="P10">Problematik</text:p>
          </table:table-cell>
          <table:table-cell table:style-name="Table1.A1" office:value-type="string">
            <text:p text:style-name="P10">Kelayakan</text:p>
          </table:table-cell>
          <table:table-cell table:style-name="Table1.G1" office:value-type="string">
            <text:p text:style-name="P10">Skor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</table:table>
      <text:p text:style-name="P2"/>
      <text:p text:style-name="P4">Skor skala 1-5</text:p>
      <text:list text:style-name="L2">
        <text:list-item>
          <text:p text:style-name="P13">Sangat kurang pengaruhnya</text:p>
        </text:list-item>
        <text:list-item>
          <text:p text:style-name="P13">Kurang pengaruhnya</text:p>
        </text:list-item>
        <text:list-item>
          <text:p text:style-name="P13">Sedang pengaruhnya</text:p>
        </text:list-item>
        <text:list-item>
          <text:p text:style-name="P13">Kuat pengaruhnya</text:p>
        </text:list-item>
        <text:list-item>
          <text:p text:style-name="P13">Sangat kuat pengaruhnya</text:p>
        </text:list-item>
      </text:list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Hasil analisis tapis permasalahan:</text:p>
          </table:table-cell>
        </table:table-row>
        <table:table-row>
          <table:table-cell table:style-name="Table2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5">Saran dan masukan dari Dosen:</text:p>
          </table:table-cell>
        </table:table-row>
        <table:table-row>
          <table:table-cell table:style-name="Table3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  <text:p text:style-name="P4">Tunjukkan borang kepada Dosen untuk disetujui pada akhir sesi pendefinisian masalah. Borang ini diperlukan pada sesi ajar-mengajar. Simpan borang ini untuk dikumpulkan bersama laporan kelompok.</text:p>
      <text:p text:style-name="P4"/>
      <text:p text:style-name="P6"><text:tab/>Balikpapan, . . . .</text:p>
      <text:p text:style-name="P6"><text:tab/>Dosen pengampu mata kuliah,</text:p>
      <text:p text:style-name="P6"/>
      <text:p text:style-name="P6"/>
      <text:p text:style-name="P6"><text:tab/>(ttd)</text:p>
      <text:p text:style-name="P6"/>
      <text:p text:style-name="P6"/>
      <text:p text:style-name="P6"><text:tab/>Nama</text:p>
      <text:p text:style-name="P6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28T04:59:10.840909833</dc:date>
    <dc:creator>Mifta Nur Farid</dc:creator>
    <meta:editing-duration>PT18M28S</meta:editing-duration>
    <meta:editing-cycles>6</meta:editing-cycles>
    <meta:generator>LibreOffice/7.6.5.2$Linux_X86_64 LibreOffice_project/60$Build-2</meta:generator>
    <meta:document-statistic meta:table-count="4" meta:image-count="0" meta:object-count="0" meta:page-count="2" meta:paragraph-count="38" meta:word-count="116" meta:character-count="729" meta:non-whitespace-character-count="652"/>
  </office:meta>
</office:document-meta>
</file>